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0f4" officeooo:paragraph-rsid="001f20f4"/>
    </style:style>
    <style:style style:name="P2" style:family="paragraph" style:parent-style-name="Preformatted_20_Text">
      <style:text-properties fo:color="#a9b7c6" style:font-name="DejaVu Sans Mono" fo:font-size="9pt" officeooo:rsid="001f20f4" officeooo:paragraph-rsid="001f20f4"/>
    </style:style>
    <style:style style:name="P3" style:family="paragraph" style:parent-style-name="Preformatted_20_Text">
      <style:text-properties fo:color="#a9b7c6" style:font-name="DejaVu Sans Mono" fo:font-size="9pt" officeooo:rsid="001f37dc" officeooo:paragraph-rsid="001f37dc"/>
    </style:style>
    <style:style style:name="P4" style:family="paragraph" style:parent-style-name="Preformatted_20_Text">
      <style:text-properties fo:color="#111111" style:font-name="DejaVu Sans Mono" officeooo:paragraph-rsid="001fdfaa"/>
    </style:style>
    <style:style style:name="P5" style:family="paragraph" style:parent-style-name="Preformatted_20_Text">
      <style:text-properties fo:color="#111111" style:font-name="DejaVu Sans Mono" fo:font-size="9pt" officeooo:rsid="001fdfaa" officeooo:paragraph-rsid="001fdfaa"/>
    </style:style>
    <style:style style:name="P6" style:family="paragraph" style:parent-style-name="Preformatted_20_Text">
      <style:text-properties fo:color="#111111" style:font-name="DejaVu Sans Mono" fo:font-size="9pt" officeooo:rsid="001fdfaa" officeooo:paragraph-rsid="0021418f"/>
    </style:style>
    <style:style style:name="T1" style:family="text">
      <style:text-properties fo:font-variant="normal" fo:text-transform="none" fo:color="#172b4d" style:font-name="apple-system" fo:font-style="normal" fo:font-weight="bold"/>
    </style:style>
    <style:style style:name="T2" style:family="text">
      <style:text-properties fo:font-size="9pt" officeooo:rsid="001fdf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</text:p>
      <text:p text:style-name="P2"><text:a xlink:type="simple" xlink:href="https://esbdataflowtest.blob.core.windows.net/costprice/20171116T052843_a0757d8c-f56f-45a8-ad30-34963889904c?sv=2016-05-31&amp;sr=c&amp;si=esbdataflowtest_costprice_revionics_r&amp;sig=NciVlDR5jp%2Bf3%2BT9wlOtzc0hHHAP%2B0504yi99S9tJcY%3D" text:style-name="Internet_20_link" text:visited-style-name="Visited_20_Internet_20_Link">https://esbdataflowtest.blob.core.windows.net/costprice/20171116T052843_a0757d8c-f56f-45a8-ad30-34963889904c?sv=2016-05-31&amp;sr=c&amp;si=esbdataflowtest_costprice_revionics_r&amp;sig=NciVlDR5jp%2Bf3%2BT9wlOtzc0hHHAP%2B0504yi99S9tJcY%3D</text:a></text:p>
      <text:p text:style-name="P2"/>
      <text:p text:style-name="P3">runstreampublisher.py</text:p>
      <text:p text:style-name="P4"><text:span text:style-name="T2">What’s “work item” in </text:span><text:span text:style-name="T1">Adapt publisher to consume work items from inbound message queue/topic</text:span></text:p>
      <text:p text:style-name="P5"/>
      <text:p text:style-name="P5"/>
      <text:p text:style-name="P6">ConsumerRecord(topic='REMA_COMPETITOR_PRICE_TRANSLATION_VALID_TEST', partition=0, offset=8975, timestamp=1552903519343, timestamp_type=0, key=None, </text:p>
      <text:p text:style-name="P6"/>
      <text:p text:style-name="P6"/>
      <text:p text:style-name="P6"/>
      <text:p text:style-name="P6">value=b"{'ProdKey': 'T51502', 'Description': 'Nemo enim ipsam voluptatem', 'Market': 'South', 'Comments': 'Quis autem vel eum iure reprehenderit, qui in ea voluptate velit esse.', 'CompetitorProdKey': 'f1dc9f0d-9d03-4de6-a784-48c83fb60b5e', 'expected_result': 'REJECTED', 'EffectiveDate': '2018-10-22 15:05:40.602156', 'Price': '44.9900', 'PriceType': 'Normalpris', 'PackSize': 4, 'CompetitorStoreName': None}", headers=[], checksum=None, serialized_key_size=-1, serialized_value_size=401, serialized_header_size=-1)</text:p>
      <text:p text:style-name="P5">Expecting value: line 1 column 397 (char 396)</text:p>
      <text:p text:style-name="P5"/>
      <text:p text:style-name="P5"/>
      <text:p text:style-name="P5">[{'Name': 'Mercury', 'Mass': '0.330', 'Radius': '4879', 'Deescription': 'Named Mercurius by the Romans because it appears to move so swiftly.', 'MoreInfo': 'https://en.wikipedia.org/wiki/Mercury_(planet)'}, {'Name': 'Venus', 'Mass': '4.87', 'Radius': '12104', 'Deescription': 'Roman name for the goddess of love. This planet was considered to be the brightest and most beautiful planet or star in the\n <text:s text:c="19"/>heavens. Other civilizations have named it for their god or goddess of love/war.', 'MoreInfo': 'https://en.wikipedia.org/wiki/Venus'}, {'Name': 'Earth', 'Mass': '5.97', 'Radius': '12756', 'Deescription': "The name Earth comes from the Indo-European base 'er,'which produced the Germanic noun 'ertho,' and ultimately German 'erde,'\n <text:s text:c="19"/>Dutch 'aarde,' Scandinavian 'jord,' and English 'earth.' Related forms include Greek 'eraze,' meaning\n <text:s text:c="19"/>'on the ground,' and Welsh 'erw,' meaning 'a piece of land.'", 'MoreInfo': 'https://en.wikipedia.org/wiki/Earth'}, {'Name': 'Mars', 'Mass': '0.642', 'Radius': '6792', 'Deescription': 'Named by the Romans for their god of war because of its red, bloodlike color. Other civilizations also named this planet\n <text:s text:c="19"/>from this attribute; for example, the Egyptians named it "Her Desher," meaning "the red one."', 'MoreInfo': 'https://en.wikipedia.org/wiki/Mars'}, {'Name': 'Jupiter', 'Mass': '1898', 'Radius': '142984', 'Deescription': 'The largest and most massive of the planets was named Zeus by the Greeks and Jupiter by the Romans; he was\n <text:s text:c="19"/>the most important deity in both pantheons.', 'MoreInfo': 'https://en.wikipedia.org/wiki/Jupiter'}, {'Name': 'Saturn', 'Mass': '568', 'Radius': '120536', 'Deescription': 'Roman name for the Greek Cronos, father of Zeus/Jupiter. Other civilizations have given different names to Saturn, which\n <text:s text:c="19"/>is the farthest planet from Earth that can be observed by the naked human eye. Most of its satellites\n <text:s text:c="19"/>were named for Titans who, according to Greek mythology, were brothers and sisters of Saturn.', 'MoreInfo': 'https://en.wikipedia.org/wiki/Saturn'}, {'Name': 'Uranus', 'Mass': '86.8', 'Radius': '51118', 'Deescription': 'Several astronomers, including Flamsteed and Le Monnier, had observed Uranus earlier but had recorded it as a fixed star.\n <text:s text:c="19"/>Herschel tried unsuccessfully to name his discovery "Georgian Sidus" after George III; the planet was\n <text:s text:c="19"/>named by Johann Bode in 1781 after the ancient Greek deity of the sky Uranus, the father of Kronos (Saturn)\n <text:s text:c="19"/>and grandfather of Zeus (Jupiter).', 'MoreInfo': 'https://en.wikipedia.org/wiki/Uranus'}, {'Name': 'Neptune', 'Mass': '102', 'Radius': '49528', 'Deescription': 'Neptune was "predicted" by John Couch Adams and Urbain Le Verrier who, independently, were able to account for the irregularities\n <text:s text:c="19"/>in the motion of Uranus by correctly predicting the orbital elements of a trans- Uranian body. Using\n <text:s text:c="19"/>the predicted parameters of Le Verrier (Adams never published his predictions), Johann Galle observed\n <text:s text:c="19"/>the planet in 1846. Galle wanted to name the planet for Le Verrier, but that was not acceptable to the\n <text:s text:c="19"/>international astronomical community. Instead, this planet is named for the Roman god of the sea.', 'MoreInfo': 'https://en.wikipedia.org/wiki/Neptune'}, {'Name': 'Pluto', 'Mass': '0.0146', 'Radius': '2370', 'Deescription': 'Pluto was discovered at Lowell Observatory <text:soft-page-break/>in Flagstaff, AZ during a systematic search for a trans-Neptune planet predicted\n <text:s text:c="19"/>by Percival Lowell and William H. Pickering. Named after the Roman god of the underworld who was able\n <text:s text:c="19"/>to render himself invisible.', 'MoreInfo': 'https://en.wikipedia.org/wiki/Pluto'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07:09.098145488</meta:creation-date>
    <meta:editing-duration>PT21M57S</meta:editing-duration>
    <meta:editing-cycles>2</meta:editing-cycles>
    <meta:generator>LibreOffice/6.0.7.3$Linux_X86_64 LibreOffice_project/00m0$Build-3</meta:generator>
    <dc:date>2019-04-01T13:39:03.690565525</dc:date>
    <meta:document-statistic meta:table-count="0" meta:image-count="0" meta:object-count="0" meta:page-count="2" meta:paragraph-count="8" meta:word-count="545" meta:character-count="4926" meta:non-whitespace-character-count="4084"/>
  </office:meta>
</office:document-meta>
</file>